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 officeooo:rsid="000eadb1" officeooo:paragraph-rsid="000eadb1"/>
    </style:style>
    <style:style style:name="P2"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writing-mode="lr-tb"/>
      <style:text-properties style:font-name="Times New Roman" officeooo:rsid="000eadb1" officeooo:paragraph-rsid="000eadb1"/>
    </style:style>
    <style:style style:name="P3"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Times New Roman" officeooo:rsid="000eadb1" officeooo:paragraph-rsid="000eadb1"/>
    </style:style>
    <style:style style:name="T1" style:family="text">
      <style:text-properties officeooo:rsid="001066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rosperity - </text:span>Ephesians 3:20-21</text:p>
      <text:p text:style-name="P1">Now to him who is able to do above and beyond all that we ask or think according to the power that works in us—to him be glory in the church and in Christ Jesus to all generations, forever and ever. Amen.</text:p>
      <text:p text:style-name="P3">The theme for this year, which was put on Pastor Dave’s heart is “getting to know God better”. This is fantastic, as the more we know God, the closer we get to God and the more we can see how significant it was that He called us out of the millions of people around this world. It shows us His divine power, His perfect love, and His will for our lives in the process. It is a great journey that we not only do this year but the rest of our lives on this earth.</text:p>
      <text:p text:style-name="P3">One thing you will first notice about our society when you become a Christian is how much people love to talk about how much Jesus loves them, or that Jesus and them have their own thing going. This myth has been being spread like wildfire since creation and has only intensified with other outlets in our society. I call this the “Santa Cause”. American view Jesus as a giant Santa who is there to fulfill their own desires and will, and will not condemn them for their acts against Him.</text:p>
      <text:p text:style-name="P3">When you start getting to know God better you realize the danger of this thought. Not only is it false it is destructive and ultimately leads people not to repentance but further debauchery in their lives. The prosperity Gospel as it is widely known is horrific for those who are actually suffering because ultimately it does not offer any joy, only a false hope in a false Messiah they have created unto themselves.</text:p>
      <text:p text:style-name="P3">We, the true true, church know better. We know that bad things to happen to everyone in this world. We will always have poor with us (Matthew 26:11), we will always have death and destruction on this world. Because man is ultimately corrupted. The only joy and hope we actually have is in the true Jesus, our true Messiah. This is the God we want to get to know better. The one that does not promise us fame and fortune, but joy, hope and an eternal life full of riches afterwar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9T16:26:31.598256421</meta:creation-date>
    <dc:title>Default</dc:title>
    <meta:editing-duration>PT2M21S</meta:editing-duration>
    <meta:editing-cycles>2</meta:editing-cycles>
    <meta:generator>LibreOffice/7.3.3.2$Linux_X86_64 LibreOffice_project/30$Build-2</meta:generator>
    <dc:date>2022-07-09T16:39:13.220787329</dc:date>
    <meta:document-statistic meta:table-count="0" meta:image-count="0" meta:object-count="0" meta:page-count="1" meta:paragraph-count="6" meta:word-count="396" meta:character-count="2080" meta:non-whitespace-character-count="1691"/>
    <meta:template xlink:type="simple" xlink:actuate="onRequest" xlink:title="Default" xlink:href="../../../../../../../home/pastorczo13/Templates/Default.ott" meta:date="2022-07-09T16:26:31.018517873"/>
  </office:meta>
</office:document-meta>
</file>